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G Mincho Light J" svg:font-family="'HG Mincho Light J'"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3"/>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style:style style:name="P1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h>
      <text:p text:style-name="Standard">A meeting can be considered an enhanced event. It is able to store:</text:p>
      <text:p text:style-name="Standard"/>
      <text:list text:style-name="L1">
        <text:list-item>
          <text:p text:style-name="P1">Event Data, date time etc..</text:p>
        </text:list-item>
        <text:list-item>
          <text:p text:style-name="P1">Travel information - Hotel Visa etc..</text:p>
        </text:list-item>
        <text:list-item>
          <text:p text:style-name="P1">Meeting Documents - Documentation related to the meeting (these are stored in Document Collections), additionally there is provision for a <text:span text:style-name="T1">list of documents</text:span>.</text:p>
        </text:list-item>
        <text:list-item>
          <text:p text:style-name="P1">Registration Form - A reference to a registration form can be created</text:p>
          <text:p text:style-name="P1"/>
        </text:list-item>
      </text:list>
      <text:p text:style-name="Standard">The system is structured around key items:</text:p>
      <text:p text:style-name="Standard"/>
      <text:p text:style-name="Standard"><text:span text:style-name="T2">Meeting</text:span> - this is the hub of the system, it keeps data about the meeting. It acts as a folder to hold the other items.</text:p>
      <text:p text:style-name="Standard"/>
      <text:p text:style-name="Standard"><text:span text:style-name="T2">Meeting Document Collection</text:span> - These serve to organize your downloadable <text:span text:style-name="T1">meeting documents</text:span> into "collections", A collection can be given a title of your choice (e.g. Working Documents) . Collections are used to reference meeting documents from anywhere within your portal<text:note text:id="ftn0" text:note-class="footnote"><text:note-citation>1</text:note-citation><text:note-body><text:p text:style-name="Footnote">We recommend that documents be kept with the meetings that they are associated with, however if a document exists in another location it can be referenced as well.</text:p></text:note-body></text:note>. Each document in the collection can then be associated with a particular document id and language (spanish, french, english).</text:p>
      <text:p text:style-name="Standard"/>
      <text:p text:style-name="Standard">There is a default set of UNEP specific<text:note text:id="ftn1" text:note-class="footnote"><text:note-citation>2</text:note-citation><text:note-body><text:p text:style-name="Footnote">UNEP meetings tend following a standard method for organizing meeting documents, this product provides sensible defaults for UNEP meetings out of the box.</text:p></text:note-body></text:note> collections that the product creates when a meeting is created, however this can be customized.</text:p>
      <text:p text:style-name="Standard"/>
      <text:p text:style-name="Standard"><text:span text:style-name="T2">Meeting Document</text:span> - this can be any typical downloadable document (pdf, doc, odt, ppt, xls etc..)</text:p>
      <text:p text:style-name="Standard">meeting documents can be stored anywhere in the portal, not just in meetings. We recommend that you place them in central folders, but this is absolutely up to your choice of organization.</text:p>
      <text:p text:style-name="Standard"/>
      <text:h text:style-name="Heading_20_3" text:outline-level="3">Initial Setup</text:h>
      <text:p text:style-name="Standard">The following tasks need to be completed when installing and setting up the meeting product.</text:p>
      <text:p text:style-name="Standard"/>
      <text:list text:style-name="L2">
        <text:list-item>
          <text:p text:style-name="P6">Edit the meeting document collection types, the names in 'meeting_types' dictate what default collections will be created. Go to "{portal}/portal_vocabularies/meeting_types/folder_listing", there is a link for admins in the meeting portlet.</text:p>
        </text:list-item>
        <text:list-item>
          <text:p text:style-name="P6">Edit the vocabulary for 'meeting_types' and 'document_types' (used to classify meetings and document collections). The default vocabulary is CEP specific and includes: <text:s text:c="2"/>CEP – IGM, CEP – MONCOM, SPAW – ISTAC, SPAW – Workshop, SPAW – COP, SPAW – STAC, LBS – ISTAC, LBS - Workshop</text:p>
        </text:list-item>
        <text:list-item>
          <text:p text:style-name="P6">Setup the country preferences go to "site setup" &gt; "zope management interface" &gt; "portal_countryutils" &gt; "Countries"</text:p>
        </text:list-item>
      </text:list>
      <text:p text:style-name="Standard"/>
      <text:h text:style-name="Heading_20_3" text:outline-level="3"/>
      <text:h text:style-name="P15" text:outline-level="3">Adding a meeting</text:h>
      <text:h text:style-name="Heading_20_4" text:outline-level="4">Preparation</text:h>
      <text:p text:style-name="Standard">Before you add a meeting you can upload all the files and documents related to the meeting to any location within your plone site.</text:p>
      <text:h text:style-name="Heading_20_2" text:outline-level="2">Meeting Creation</text:h>
      <text:p text:style-name="Standard">A meeting is created by adding a name, summary, dates, announcement, contact information and type (e.g. CEP-IGM). </text:p>
      <text:p text:style-name="Standard">Unless you customized the document_types in the vocabulary, as explained above, a newly added meeting will automaticaly create 6 meeting document collections, these are </text:p>
      <text:list text:style-name="L3">
        <text:list-item>
          <text:p text:style-name="P9">attachments</text:p>
        </text:list-item>
        <text:list-item>
          <text:p text:style-name="P9">conference papers</text:p>
        </text:list-item>
        <text:list-item>
          <text:p text:style-name="P9">presentations</text:p>
        </text:list-item>
        <text:list-item>
          <text:p text:style-name="P9">reference documents</text:p>
        </text:list-item>
        <text:list-item>
          <text:p text:style-name="P9">information documents</text:p>
        </text:list-item>
        <text:list-item>
          <text:p text:style-name="P9">working documents</text:p>
        </text:list-item>
      </text:list>
      <text:p text:style-name="Standard"/>
      <text:p text:style-name="Standard">Additionally you will be given options to add Hotel/Visa and Registration information.</text:p>
      <text:p text:style-name="Standard"/>
      <text:h text:style-name="Heading_20_2" text:outline-level="2">Reordering Document Collections</text:h>
      <text:p text:style-name="Standard">The document collections will be displayed in the meeting summary in the same order that they exist in the meeting “contents” view. If you ever need to reorder meeting documents collections go to the “contents” tab of your meeting document and reorder them as you lik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G Mincho Light J" svg:font-family="'HG Mincho Light J'"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JM"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JM"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09-28T06:52:44</meta:creation-date>
    <dc:creator>David Bain</dc:creator>
    <dc:date>2007-09-28T10:25:41</dc:date>
    <dc:language>en-JM</dc:language>
    <meta:editing-cycles>2</meta:editing-cycles>
    <meta:editing-duration>PT3H32M57S</meta:editing-duration>
    <meta:user-defined meta:name="Info 1"/>
    <meta:user-defined meta:name="Info 2"/>
    <meta:user-defined meta:name="Info 3"/>
    <meta:user-defined meta:name="Info 4"/>
    <meta:document-statistic meta:table-count="0" meta:image-count="0" meta:object-count="0" meta:page-count="2" meta:paragraph-count="34" meta:word-count="519" meta:character-count="3340"/>
  </office:meta>
</office:document-meta>
</file>